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3e00" officeooo:paragraph-rsid="001b3e00" style:font-weight-asian="bold" style:font-weight-complex="bold"/>
    </style:style>
    <style:style style:name="P2" style:family="paragraph" style:parent-style-name="Standard">
      <style:paragraph-properties fo:text-align="start" style:justify-single-word="false"/>
      <style:text-properties fo:font-weight="bold" officeooo:rsid="001b3e00" officeooo:paragraph-rsid="001b3e00" style:font-weight-asian="bold" style:font-weight-complex="bold"/>
    </style:style>
    <style:style style:name="P3" style:family="paragraph" style:parent-style-name="Standard">
      <style:paragraph-properties fo:margin-top="0cm" fo:margin-bottom="0cm" loext:contextual-spacing="false" fo:line-height="115%" fo:text-align="justify" style:justify-single-word="false"/>
      <style:text-properties fo:font-weight="normal" officeooo:rsid="001b3e00" officeooo:paragraph-rsid="001b3e00" style:font-weight-asian="normal" style:font-weight-complex="normal"/>
    </style:style>
    <style:style style:name="P4" style:family="paragraph" style:parent-style-name="Standard">
      <style:paragraph-properties fo:margin-top="0cm" fo:margin-bottom="0cm" loext:contextual-spacing="false" fo:line-height="115%" fo:text-align="justify" style:justify-single-word="false"/>
      <style:text-properties fo:font-weight="normal" officeooo:rsid="001b3e00" officeooo:paragraph-rsid="002bd8f2" style:font-weight-asian="normal" style:font-weight-complex="normal"/>
    </style:style>
    <style:style style:name="P5" style:family="paragraph" style:parent-style-name="Standard">
      <style:paragraph-properties fo:margin-top="0cm" fo:margin-bottom="0cm" loext:contextual-spacing="false" fo:line-height="115%" fo:text-align="justify" style:justify-single-word="false"/>
      <style:text-properties fo:font-weight="normal" officeooo:rsid="001c168e" officeooo:paragraph-rsid="001c168e" style:font-weight-asian="normal"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fo:font-weight="normal" officeooo:rsid="001d2d83" officeooo:paragraph-rsid="001d2d83" style:font-weight-asian="normal" style:font-weight-complex="normal"/>
    </style:style>
    <style:style style:name="P7" style:family="paragraph" style:parent-style-name="Standard">
      <style:paragraph-properties fo:margin-top="0cm" fo:margin-bottom="0cm" loext:contextual-spacing="false" fo:line-height="115%" fo:text-align="justify" style:justify-single-word="false"/>
      <style:text-properties fo:font-weight="normal" officeooo:rsid="001dd6c4" officeooo:paragraph-rsid="001dd6c4" style:font-weight-asian="normal" style:font-weight-complex="normal"/>
    </style:style>
    <style:style style:name="P8" style:family="paragraph" style:parent-style-name="Standard">
      <style:paragraph-properties fo:margin-top="0cm" fo:margin-bottom="0cm" loext:contextual-spacing="false" fo:line-height="115%" fo:text-align="justify" style:justify-single-word="false"/>
      <style:text-properties fo:font-weight="normal" officeooo:rsid="001dd6c4" officeooo:paragraph-rsid="002da7a5" style:font-weight-asian="normal" style:font-weight-complex="normal"/>
    </style:style>
    <style:style style:name="P9" style:family="paragraph" style:parent-style-name="Standard">
      <style:paragraph-properties fo:margin-top="0cm" fo:margin-bottom="0cm" loext:contextual-spacing="false" fo:line-height="115%" fo:text-align="justify" style:justify-single-word="false"/>
      <style:text-properties fo:font-weight="normal" officeooo:rsid="001dd6c4" officeooo:paragraph-rsid="00374f7c" style:font-weight-asian="normal" style:font-weight-complex="normal"/>
    </style:style>
    <style:style style:name="P10" style:family="paragraph" style:parent-style-name="Standard">
      <style:paragraph-properties fo:margin-top="0cm" fo:margin-bottom="0cm" loext:contextual-spacing="false" fo:line-height="115%" fo:text-align="justify" style:justify-single-word="false"/>
      <style:text-properties fo:font-weight="normal" officeooo:rsid="002098f2" officeooo:paragraph-rsid="002098f2" style:font-weight-asian="normal" style:font-weight-complex="normal"/>
    </style:style>
    <style:style style:name="P11" style:family="paragraph" style:parent-style-name="Standard">
      <style:paragraph-properties fo:margin-top="0cm" fo:margin-bottom="0cm" loext:contextual-spacing="false" fo:line-height="115%" fo:text-align="justify" style:justify-single-word="false"/>
      <style:text-properties fo:font-weight="normal" officeooo:rsid="002098f2" officeooo:paragraph-rsid="002da7a5" style:font-weight-asian="normal" style:font-weight-complex="normal"/>
    </style:style>
    <style:style style:name="P12" style:family="paragraph" style:parent-style-name="Standard">
      <style:paragraph-properties fo:margin-top="0cm" fo:margin-bottom="0cm" loext:contextual-spacing="false" fo:line-height="115%" fo:text-align="justify" style:justify-single-word="false"/>
      <style:text-properties fo:font-weight="normal" officeooo:rsid="0020d156" officeooo:paragraph-rsid="0020d156" style:font-weight-asian="normal" style:font-weight-complex="normal"/>
    </style:style>
    <style:style style:name="P13" style:family="paragraph" style:parent-style-name="Standard">
      <style:paragraph-properties fo:margin-top="0cm" fo:margin-bottom="0cm" loext:contextual-spacing="false" fo:line-height="115%" fo:text-align="justify" style:justify-single-word="false"/>
      <style:text-properties fo:font-weight="bold" officeooo:rsid="001c168e" officeooo:paragraph-rsid="001c168e" style:font-weight-asian="bold" style:font-weight-complex="bold"/>
    </style:style>
    <style:style style:name="P14" style:family="paragraph" style:parent-style-name="Standard">
      <style:paragraph-properties fo:margin-top="0cm" fo:margin-bottom="0cm" loext:contextual-spacing="false" fo:line-height="115%" fo:text-align="justify" style:justify-single-word="false"/>
      <style:text-properties fo:font-weight="bold" officeooo:rsid="001dd6c4" officeooo:paragraph-rsid="001dd6c4" style:font-weight-asian="bold" style:font-weight-complex="bold"/>
    </style:style>
    <style:style style:name="P15" style:family="paragraph" style:parent-style-name="Standard">
      <style:paragraph-properties fo:margin-top="0cm" fo:margin-bottom="0cm" loext:contextual-spacing="false" fo:line-height="115%" fo:text-align="justify" style:justify-single-word="false"/>
      <style:text-properties fo:font-weight="bold" officeooo:rsid="002f3098" officeooo:paragraph-rsid="002f3098" style:font-weight-asian="bold" style:font-weight-complex="bold"/>
    </style:style>
    <style:style style:name="P16" style:family="paragraph" style:parent-style-name="Standard">
      <style:paragraph-properties fo:margin-top="0cm" fo:margin-bottom="0cm" loext:contextual-spacing="false" fo:line-height="115%" fo:text-align="justify" style:justify-single-word="false"/>
      <style:text-properties style:text-underline-style="none" fo:font-weight="normal" officeooo:rsid="001c168e" officeooo:paragraph-rsid="001c168e" style:font-weight-asian="normal" style:font-weight-complex="normal"/>
    </style:style>
    <style:style style:name="P17" style:family="paragraph" style:parent-style-name="Standard">
      <style:paragraph-properties fo:margin-top="0cm" fo:margin-bottom="0cm" loext:contextual-spacing="false" fo:line-height="115%" fo:text-align="justify" style:justify-single-word="false"/>
      <style:text-properties fo:font-weight="normal" officeooo:rsid="002f3098" officeooo:paragraph-rsid="002f3098" style:font-weight-asian="normal" style:font-weight-complex="normal"/>
    </style:style>
    <style:style style:name="T1" style:family="text">
      <style:text-properties officeooo:rsid="001c168e"/>
    </style:style>
    <style:style style:name="T2" style:family="text">
      <style:text-properties officeooo:rsid="001d2d83"/>
    </style:style>
    <style:style style:name="T3" style:family="text">
      <style:text-properties officeooo:rsid="001dd6c4"/>
    </style:style>
    <style:style style:name="T4" style:family="text">
      <style:text-properties officeooo:rsid="002098f2"/>
    </style:style>
    <style:style style:name="T5" style:family="text">
      <style:text-properties officeooo:rsid="0020d156"/>
    </style:style>
    <style:style style:name="T6" style:family="text">
      <style:text-properties officeooo:rsid="002da7a5"/>
    </style:style>
    <style:style style:name="T7" style:family="text">
      <style:text-properties officeooo:rsid="003237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7</text:p>
      <text:p text:style-name="P1"/>
      <text:p text:style-name="P2">Problem Statement</text:p>
      <text:p text:style-name="P3">Database Trigger (All Types: Row level and Statement level triggers, Before and After Triggers). Write a database trigger on Library table. The System should keep track of the records that are being updated or deleted. The old value of updated or deleted records should be added in Library_Audit table.</text:p>
      <text:p text:style-name="P3"/>
      <text:p text:style-name="P15">Tables</text:p>
      <text:p text:style-name="P17"/>
      <text:p text:style-name="P3">Create Table Library(</text:p>
      <text:p text:style-name="P3"><text:s text:c="2"/>BookId int Primary Key,</text:p>
      <text:p text:style-name="P3"><text:s text:c="2"/>BookName varchar(50),</text:p>
      <text:p text:style-name="P3"><text:s text:c="2"/>Author varchar(50),</text:p>
      <text:p text:style-name="P3"><text:s text:c="2"/>Publisher varchar(50),</text:p>
      <text:p text:style-name="P3"><text:s text:c="2"/>Genre varchar(<text:span text:style-name="T1">4</text:span>0)</text:p>
      <text:p text:style-name="P3">);</text:p>
      <text:p text:style-name="P3"/>
      <text:p text:style-name="P6">Create Table Library_Audit(</text:p>
      <text:p text:style-name="P6"><text:s text:c="2"/>BookId int Primary Key,</text:p>
      <text:p text:style-name="P6"><text:s text:c="2"/>BookName varchar(50),</text:p>
      <text:p text:style-name="P4"><text:s text:c="2"/>Author varchar(50),</text:p>
      <text:p text:style-name="P4"><text:s text:c="2"/>Publisher varchar(50),</text:p>
      <text:p text:style-name="P4"><text:s text:c="2"/>Genre varchar(<text:span text:style-name="T1">4</text:span>0),</text:p>
      <text:p text:style-name="P6"><text:s text:c="2"/>Type char(1),</text:p>
      <text:p text:style-name="P12"><text:s text:c="2"/>Time Timestamp Default Current_Timestamp()</text:p>
      <text:p text:style-name="P6">);</text:p>
      <text:p text:style-name="P3"/>
      <text:p text:style-name="P16"><text:span text:style-name="T7">R</text:span>ecords</text:p>
      <text:p text:style-name="P13"/>
      <text:p text:style-name="P5">Insert Into Library (BookId, BookName, Author, Publisher, Genre)</text:p>
      <text:p text:style-name="P5">Values</text:p>
      <text:p text:style-name="P5">(1, 'The Great Gatsby', 'F. Scott Fitzgerald', 'Scribner', 'Fiction'),</text:p>
      <text:p text:style-name="P5">(2, 'To Kill a Mockingbird', 'Harper Lee', 'J.B. Lippincott &amp; Co.', 'Fiction'),</text:p>
      <text:p text:style-name="P5">(3, '1984', 'George Orwell', 'Secker &amp; Warburg', 'Dystopian'),</text:p>
      <text:p text:style-name="P5">(4, 'Pride and Prejudice', 'Jane Austen', 'T. Egerton', 'Romance'),</text:p>
      <text:p text:style-name="P5">(5, 'The Catcher in the Rye', 'J.D. Salinger', 'Little, Brown and Company', 'Fiction'),</text:p>
      <text:p text:style-name="P5">(<text:span text:style-name="T2">6</text:span>, 'The Hobbit', 'J.R.R. Tolkien', 'George Allen &amp; Unwin', 'Fantasy'),</text:p>
      <text:p text:style-name="P5">(<text:span text:style-name="T2">7</text:span>, 'War and Peace', 'Leo Tolstoy', 'The Russian Messenger', 'Historical Fiction'),</text:p>
      <text:p text:style-name="P5">(<text:span text:style-name="T2">8</text:span>, 'The Lord of the Rings', 'J.R.R. Tolkien', 'George Allen &amp; Unwin', 'Fantasy'),</text:p>
      <text:p text:style-name="P5">(<text:span text:style-name="T2">9</text:span>, 'Crime and Punishment', 'Fyodor Dostoevsky', 'The Russian Messenger', 'Psychological Fiction');</text:p>
      <text:p text:style-name="P14"/>
      <text:p text:style-name="P14"/>
      <text:p text:style-name="P14"/>
      <text:p text:style-name="P14"/>
      <text:p text:style-name="P14"/>
      <text:p text:style-name="P14"><text:soft-page-break/>Triggers</text:p>
      <text:p text:style-name="P7">1. <text:span text:style-name="T4">After</text:span> <text:span text:style-name="T4">U</text:span>pdate</text:p>
      <text:p text:style-name="P7"/>
      <text:p text:style-name="P7">Delimiter //</text:p>
      <text:p text:style-name="P7">Create Trigger store_update</text:p>
      <text:p text:style-name="P7"><text:span text:style-name="T4"><text:s text:c="2"/>After</text:span> Update On Library</text:p>
      <text:p text:style-name="P7"><text:s text:c="2"/>For Each Row</text:p>
      <text:p text:style-name="P7"><text:s text:c="2"/>Begin</text:p>
      <text:p text:style-name="P8"><text:s text:c="4"/>Insert Into Library_Audit <text:span text:style-name="T5">Values</text:span></text:p>
      <text:p text:style-name="P8"><text:s text:c="4"/>(old.BookId, old.BookName, <text:span text:style-name="T6">old.Author, old.Publisher, old.Genre, </text:span>'U', <text:span text:style-name="T6">Current_Timestamp()</text:span>);</text:p>
      <text:p text:style-name="P7"><text:s text:c="3"/>End;</text:p>
      <text:p text:style-name="P7">//</text:p>
      <text:p text:style-name="P9">Delimiter ;</text:p>
      <text:p text:style-name="P7"/>
      <text:p text:style-name="P10">2. Before Delete</text:p>
      <text:p text:style-name="P10"/>
      <text:p text:style-name="P9">Delimiter //</text:p>
      <text:p text:style-name="P10">Create Trigger store_delete</text:p>
      <text:p text:style-name="P10"><text:s text:c="2"/>Before Delete On Library</text:p>
      <text:p text:style-name="P10"><text:s text:c="2"/>For Each Row</text:p>
      <text:p text:style-name="P10"><text:s text:c="2"/>Begin</text:p>
      <text:p text:style-name="P11"><text:s text:c="4"/>Insert Into <text:span text:style-name="T3">Library_Audit </text:span>Values</text:p>
      <text:p text:style-name="P11"><text:span text:style-name="T3"><text:s text:c="4"/>(old.BookId, old.BookName, old.Author, old.Publisher, old.Genre</text:span>, <text:span text:style-name="T3">'</text:span>D<text:span text:style-name="T3">', Current_Timestamp()</text:span>);</text:p>
      <text:p text:style-name="P10"><text:s text:c="2"/>End;</text:p>
      <text:p text:style-name="P10">//</text:p>
      <text:p text:style-name="P9">Delimi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14T11:13:15.634266961</meta:creation-date>
    <dc:date>2025-08-14T12:40:48.623126298</dc:date>
    <meta:editing-duration>PT1H6M38S</meta:editing-duration>
    <meta:editing-cycles>26</meta:editing-cycles>
    <meta:generator>LibreOffice/6.0.7.3$Linux_X86_64 LibreOffice_project/00m0$Build-3</meta:generator>
    <meta:document-statistic meta:table-count="0" meta:image-count="0" meta:object-count="0" meta:page-count="2" meta:paragraph-count="55" meta:word-count="261" meta:character-count="1961" meta:non-whitespace-character-count="1698"/>
  </office:meta>
</office:document-meta>
</file>